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Uenergy</text:p>
          </table:table-cell>
          <table:table-cell office:value-type="string" table:style-name="ce1">
            <text:p>Tink</text:p>
          </table:table-cell>
          <table:table-cell table:number-columns-repeated="16381"/>
        </table:table-row>
        <table:table-row table:style-name="ro1">
          <table:table-cell office:value-type="float" office:value="0" table:style-name="ce2">
            <text:p>0.00E+00</text:p>
          </table:table-cell>
          <table:table-cell office:value-type="float" office:value="-39.74" table:style-name="ce2">
            <text:p>-3.97E+01</text:p>
          </table:table-cell>
          <table:table-cell office:value-type="float" office:value="23" table:style-name="ce2">
            <text:p>2.30E+01</text:p>
          </table:table-cell>
          <table:table-cell table:number-columns-repeated="16381"/>
        </table:table-row>
        <table:table-row table:style-name="ro1">
          <table:table-cell office:value-type="float" office:value="0.1" table:style-name="ce2">
            <text:p>1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18.917901552234301" table:style-name="ce2">
            <text:p>1.89E+01</text:p>
          </table:table-cell>
          <table:table-cell table:number-columns-repeated="16381"/>
        </table:table-row>
        <table:table-row table:style-name="ro1">
          <table:table-cell office:value-type="float" office:value="0.2" table:style-name="ce2">
            <text:p>2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14.8424249720861" table:style-name="ce2">
            <text:p>1.48E+01</text:p>
          </table:table-cell>
          <table:table-cell table:number-columns-repeated="16381"/>
        </table:table-row>
        <table:table-row table:style-name="ro1">
          <table:table-cell office:value-type="float" office:value="0.3" table:style-name="ce2">
            <text:p>3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10.773559214679199" table:style-name="ce2">
            <text:p>1.08E+01</text:p>
          </table:table-cell>
          <table:table-cell table:number-columns-repeated="16381"/>
        </table:table-row>
        <table:table-row table:style-name="ro1">
          <table:table-cell office:value-type="float" office:value="0.4" table:style-name="ce2">
            <text:p>4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6.7112935862318102" table:style-name="ce2">
            <text:p>6.71E+00</text:p>
          </table:table-cell>
          <table:table-cell table:number-columns-repeated="16381"/>
        </table:table-row>
        <table:table-row table:style-name="ro1">
          <table:table-cell office:value-type="float" office:value="0.5" table:style-name="ce2">
            <text:p>5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2.6556174245864601" table:style-name="ce2">
            <text:p>2.66E+00</text:p>
          </table:table-cell>
          <table:table-cell table:number-columns-repeated="16381"/>
        </table:table-row>
        <table:table-row table:style-name="ro1">
          <table:table-cell office:value-type="float" office:value="0.6" table:style-name="ce2">
            <text:p>6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1.39347990197301" table:style-name="ce2">
            <text:p>-1.39E+00</text:p>
          </table:table-cell>
          <table:table-cell table:number-columns-repeated="16381"/>
        </table:table-row>
        <table:table-row table:style-name="ro1">
          <table:table-cell office:value-type="float" office:value="0.7" table:style-name="ce2">
            <text:p>7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5.4360091039710001" table:style-name="ce2">
            <text:p>-5.44E+00</text:p>
          </table:table-cell>
          <table:table-cell table:number-columns-repeated="16381"/>
        </table:table-row>
        <table:table-row table:style-name="ro1">
          <table:table-cell office:value-type="float" office:value="0.8" table:style-name="ce2">
            <text:p>8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9.4719809328382407" table:style-name="ce2">
            <text:p>-9.47E+00</text:p>
          </table:table-cell>
          <table:table-cell table:number-columns-repeated="16381"/>
        </table:table-row>
        <table:table-row table:style-name="ro1">
          <table:table-cell office:value-type="float" office:value="0.9" table:style-name="ce2">
            <text:p>9.00E-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13.5014059756879" table:style-name="ce2">
            <text:p>-1.35E+01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7.8296387722832" table:style-name="ce2">
            <text:p>-1.78E+01</text:p>
          </table:table-cell>
          <table:table-cell table:number-columns-repeated="16381"/>
        </table:table-row>
        <table:table-row table:style-name="ro1">
          <table:table-cell office:value-type="float" office:value="1.1000000000000001" table:style-name="ce2">
            <text:p>1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2.150850619320199" table:style-name="ce2">
            <text:p>-2.22E+01</text:p>
          </table:table-cell>
          <table:table-cell table:number-columns-repeated="16381"/>
        </table:table-row>
        <table:table-row table:style-name="ro1">
          <table:table-cell office:value-type="float" office:value="1.2" table:style-name="ce2">
            <text:p>1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6.465053154470599" table:style-name="ce2">
            <text:p>-2.65E+01</text:p>
          </table:table-cell>
          <table:table-cell table:number-columns-repeated="16381"/>
        </table:table-row>
        <table:table-row table:style-name="ro1">
          <table:table-cell office:value-type="float" office:value="1.3" table:style-name="ce2">
            <text:p>1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0.772257595709199" table:style-name="ce2">
            <text:p>-3.08E+01</text:p>
          </table:table-cell>
          <table:table-cell table:number-columns-repeated="16381"/>
        </table:table-row>
        <table:table-row table:style-name="ro1">
          <table:table-cell office:value-type="float" office:value="1.4" table:style-name="ce2">
            <text:p>1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5.072475287173802" table:style-name="ce2">
            <text:p>-3.51E+01</text:p>
          </table:table-cell>
          <table:table-cell table:number-columns-repeated="16381"/>
        </table:table-row>
        <table:table-row table:style-name="ro1">
          <table:table-cell office:value-type="float" office:value="1.5" table:style-name="ce2">
            <text:p>1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9.365717557141203" table:style-name="ce2">
            <text:p>-3.94E+01</text:p>
          </table:table-cell>
          <table:table-cell table:number-columns-repeated="16381"/>
        </table:table-row>
        <table:table-row table:style-name="ro1">
          <table:table-cell office:value-type="float" office:value="1.6" table:style-name="ce2">
            <text:p>1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43.651995716894199" table:style-name="ce2">
            <text:p>-4.37E+01</text:p>
          </table:table-cell>
          <table:table-cell table:number-columns-repeated="16381"/>
        </table:table-row>
        <table:table-row table:style-name="ro1">
          <table:table-cell office:value-type="float" office:value="1.7" table:style-name="ce2">
            <text:p>1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47.931321060418703" table:style-name="ce2">
            <text:p>-4.79E+01</text:p>
          </table:table-cell>
          <table:table-cell table:number-columns-repeated="16381"/>
        </table:table-row>
        <table:table-row table:style-name="ro1">
          <table:table-cell office:value-type="float" office:value="1.8" table:style-name="ce2">
            <text:p>1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52.203704864087698" table:style-name="ce2">
            <text:p>-5.22E+01</text:p>
          </table:table-cell>
          <table:table-cell table:number-columns-repeated="16381"/>
        </table:table-row>
        <table:table-row table:style-name="ro1">
          <table:table-cell office:value-type="float" office:value="1.9" table:style-name="ce2">
            <text:p>1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56.469158386557098" table:style-name="ce2">
            <text:p>-5.65E+01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60.727692868550399" table:style-name="ce2">
            <text:p>-6.07E+01</text:p>
          </table:table-cell>
          <table:table-cell table:number-columns-repeated="16381"/>
        </table:table-row>
        <table:table-row table:style-name="ro1">
          <table:table-cell office:value-type="float" office:value="2.1" table:style-name="ce2">
            <text:p>2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64.979319532843505" table:style-name="ce2">
            <text:p>-6.50E+01</text:p>
          </table:table-cell>
          <table:table-cell table:number-columns-repeated="16381"/>
        </table:table-row>
        <table:table-row table:style-name="ro1">
          <table:table-cell office:value-type="float" office:value="2.2000000000000002" table:style-name="ce2">
            <text:p>2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69.224049584245705" table:style-name="ce2">
            <text:p>-6.92E+01</text:p>
          </table:table-cell>
          <table:table-cell table:number-columns-repeated="16381"/>
        </table:table-row>
        <table:table-row table:style-name="ro1">
          <table:table-cell office:value-type="float" office:value="2.2999999999999998" table:style-name="ce2">
            <text:p>2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73.461894209570701" table:style-name="ce2">
            <text:p>-7.35E+01</text:p>
          </table:table-cell>
          <table:table-cell table:number-columns-repeated="16381"/>
        </table:table-row>
        <table:table-row table:style-name="ro1">
          <table:table-cell office:value-type="float" office:value="2.4" table:style-name="ce2">
            <text:p>2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77.692864577600105" table:style-name="ce2">
            <text:p>-7.77E+01</text:p>
          </table:table-cell>
          <table:table-cell table:number-columns-repeated="16381"/>
        </table:table-row>
        <table:table-row table:style-name="ro1">
          <table:table-cell office:value-type="float" office:value="2.5" table:style-name="ce2">
            <text:p>2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81.916971839116101" table:style-name="ce2">
            <text:p>-8.19E+01</text:p>
          </table:table-cell>
          <table:table-cell table:number-columns-repeated="16381"/>
        </table:table-row>
        <table:table-row table:style-name="ro1">
          <table:table-cell office:value-type="float" office:value="2.6" table:style-name="ce2">
            <text:p>2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86.134227126860395" table:style-name="ce2">
            <text:p>-8.61E+01</text:p>
          </table:table-cell>
          <table:table-cell table:number-columns-repeated="16381"/>
        </table:table-row>
        <table:table-row table:style-name="ro1">
          <table:table-cell office:value-type="float" office:value="2.7" table:style-name="ce2">
            <text:p>2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90.344641555616505" table:style-name="ce2">
            <text:p>-9.03E+01</text:p>
          </table:table-cell>
          <table:table-cell table:number-columns-repeated="16381"/>
        </table:table-row>
        <table:table-row table:style-name="ro1">
          <table:table-cell office:value-type="float" office:value="2.8" table:style-name="ce2">
            <text:p>2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94.548226222177504" table:style-name="ce2">
            <text:p>-9.45E+01</text:p>
          </table:table-cell>
          <table:table-cell table:number-columns-repeated="16381"/>
        </table:table-row>
        <table:table-row table:style-name="ro1">
          <table:table-cell office:value-type="float" office:value="2.9" table:style-name="ce2">
            <text:p>2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98.744992205376406" table:style-name="ce2">
            <text:p>-9.87E+01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02.934950566117" table:style-name="ce2">
            <text:p>-1.03E+02</text:p>
          </table:table-cell>
          <table:table-cell table:number-columns-repeated="16381"/>
        </table:table-row>
        <table:table-row table:style-name="ro1">
          <table:table-cell office:value-type="float" office:value="3.1" table:style-name="ce2">
            <text:p>3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07.118112347375" table:style-name="ce2">
            <text:p>-1.07E+02</text:p>
          </table:table-cell>
          <table:table-cell table:number-columns-repeated="16381"/>
        </table:table-row>
        <table:table-row table:style-name="ro1">
          <table:table-cell office:value-type="float" office:value="3.2" table:style-name="ce2">
            <text:p>3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11.294488574242" table:style-name="ce2">
            <text:p>-1.11E+02</text:p>
          </table:table-cell>
          <table:table-cell table:number-columns-repeated="16381"/>
        </table:table-row>
        <table:table-row table:style-name="ro1">
          <table:table-cell office:value-type="float" office:value="3.3" table:style-name="ce2">
            <text:p>3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15.464090253959" table:style-name="ce2">
            <text:p>-1.15E+02</text:p>
          </table:table-cell>
          <table:table-cell table:number-columns-repeated="16381"/>
        </table:table-row>
        <table:table-row table:style-name="ro1">
          <table:table-cell office:value-type="float" office:value="3.4" table:style-name="ce2">
            <text:p>3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19.626928375894" table:style-name="ce2">
            <text:p>-1.20E+02</text:p>
          </table:table-cell>
          <table:table-cell table:number-columns-repeated="16381"/>
        </table:table-row>
        <table:table-row table:style-name="ro1">
          <table:table-cell office:value-type="float" office:value="3.5" table:style-name="ce2">
            <text:p>3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23.783013911605" table:style-name="ce2">
            <text:p>-1.24E+02</text:p>
          </table:table-cell>
          <table:table-cell table:number-columns-repeated="16381"/>
        </table:table-row>
        <table:table-row table:style-name="ro1">
          <table:table-cell office:value-type="float" office:value="3.6" table:style-name="ce2">
            <text:p>3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27.93235781486401" table:style-name="ce2">
            <text:p>-1.28E+02</text:p>
          </table:table-cell>
          <table:table-cell table:number-columns-repeated="16381"/>
        </table:table-row>
        <table:table-row table:style-name="ro1">
          <table:table-cell office:value-type="float" office:value="3.7" table:style-name="ce2">
            <text:p>3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32.07497102170501" table:style-name="ce2">
            <text:p>-1.32E+02</text:p>
          </table:table-cell>
          <table:table-cell table:number-columns-repeated="16381"/>
        </table:table-row>
        <table:table-row table:style-name="ro1">
          <table:table-cell office:value-type="float" office:value="3.8" table:style-name="ce2">
            <text:p>3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36.21086445038401" table:style-name="ce2">
            <text:p>-1.36E+02</text:p>
          </table:table-cell>
          <table:table-cell table:number-columns-repeated="16381"/>
        </table:table-row>
        <table:table-row table:style-name="ro1">
          <table:table-cell office:value-type="float" office:value="3.9" table:style-name="ce2">
            <text:p>3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40.34004900148301" table:style-name="ce2">
            <text:p>-1.40E+02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44.462535557883" table:style-name="ce2">
            <text:p>-1.44E+02</text:p>
          </table:table-cell>
          <table:table-cell table:number-columns-repeated="16381"/>
        </table:table-row>
        <table:table-row table:style-name="ro1">
          <table:table-cell office:value-type="float" office:value="4.0999999999999996" table:style-name="ce2">
            <text:p>4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48.57833498481699" table:style-name="ce2">
            <text:p>-1.49E+02</text:p>
          </table:table-cell>
          <table:table-cell table:number-columns-repeated="16381"/>
        </table:table-row>
        <table:table-row table:style-name="ro1">
          <table:table-cell office:value-type="float" office:value="4.2" table:style-name="ce2">
            <text:p>4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52.68745812989599" table:style-name="ce2">
            <text:p>-1.53E+02</text:p>
          </table:table-cell>
          <table:table-cell table:number-columns-repeated="16381"/>
        </table:table-row>
        <table:table-row table:style-name="ro1">
          <table:table-cell office:value-type="float" office:value="4.2999999999999901" table:style-name="ce2">
            <text:p>4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56.78991582312099" table:style-name="ce2">
            <text:p>-1.57E+02</text:p>
          </table:table-cell>
          <table:table-cell table:number-columns-repeated="16381"/>
        </table:table-row>
        <table:table-row table:style-name="ro1">
          <table:table-cell office:value-type="float" office:value="4.4000000000000004" table:style-name="ce2">
            <text:p>4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60.885718876959" table:style-name="ce2">
            <text:p>-1.61E+02</text:p>
          </table:table-cell>
          <table:table-cell table:number-columns-repeated="16381"/>
        </table:table-row>
        <table:table-row table:style-name="ro1">
          <table:table-cell office:value-type="float" office:value="4.5" table:style-name="ce2">
            <text:p>4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64.974878086291" table:style-name="ce2">
            <text:p>-1.65E+02</text:p>
          </table:table-cell>
          <table:table-cell table:number-columns-repeated="16381"/>
        </table:table-row>
        <table:table-row table:style-name="ro1">
          <table:table-cell office:value-type="float" office:value="4.5999999999999996" table:style-name="ce2">
            <text:p>4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69.05740422810899" table:style-name="ce2">
            <text:p>-1.69E+02</text:p>
          </table:table-cell>
          <table:table-cell table:number-columns-repeated="16381"/>
        </table:table-row>
        <table:table-row table:style-name="ro1">
          <table:table-cell office:value-type="float" office:value="4.7" table:style-name="ce2">
            <text:p>4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73.13330806145501" table:style-name="ce2">
            <text:p>-1.73E+02</text:p>
          </table:table-cell>
          <table:table-cell table:number-columns-repeated="16381"/>
        </table:table-row>
        <table:table-row table:style-name="ro1">
          <table:table-cell office:value-type="float" office:value="4.8" table:style-name="ce2">
            <text:p>4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77.202600327943" table:style-name="ce2">
            <text:p>-1.77E+02</text:p>
          </table:table-cell>
          <table:table-cell table:number-columns-repeated="16381"/>
        </table:table-row>
        <table:table-row table:style-name="ro1">
          <table:table-cell office:value-type="float" office:value="4.9000000000000004" table:style-name="ce2">
            <text:p>4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81.26529175176799" table:style-name="ce2">
            <text:p>-1.81E+02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85.32139303975299" table:style-name="ce2">
            <text:p>-1.85E+02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2">
            <text:p>5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89.37091488137099" table:style-name="ce2">
            <text:p>-1.89E+02</text:p>
          </table:table-cell>
          <table:table-cell table:number-columns-repeated="16381"/>
        </table:table-row>
        <table:table-row table:style-name="ro1">
          <table:table-cell office:value-type="float" office:value="5.2" table:style-name="ce2">
            <text:p>5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93.41386794876101" table:style-name="ce2">
            <text:p>-1.93E+02</text:p>
          </table:table-cell>
          <table:table-cell table:number-columns-repeated="16381"/>
        </table:table-row>
        <table:table-row table:style-name="ro1">
          <table:table-cell office:value-type="float" office:value="5.3" table:style-name="ce2">
            <text:p>5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197.45026289677" table:style-name="ce2">
            <text:p>-1.97E+02</text:p>
          </table:table-cell>
          <table:table-cell table:number-columns-repeated="16381"/>
        </table:table-row>
        <table:table-row table:style-name="ro1">
          <table:table-cell office:value-type="float" office:value="5.4" table:style-name="ce2">
            <text:p>5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01.48011036296799" table:style-name="ce2">
            <text:p>-2.01E+02</text:p>
          </table:table-cell>
          <table:table-cell table:number-columns-repeated="16381"/>
        </table:table-row>
        <table:table-row table:style-name="ro1">
          <table:table-cell office:value-type="float" office:value="5.5" table:style-name="ce2">
            <text:p>5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05.50342096768199" table:style-name="ce2">
            <text:p>-2.06E+02</text:p>
          </table:table-cell>
          <table:table-cell table:number-columns-repeated="16381"/>
        </table:table-row>
        <table:table-row table:style-name="ro1">
          <table:table-cell office:value-type="float" office:value="5.6" table:style-name="ce2">
            <text:p>5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09.52020531403099" table:style-name="ce2">
            <text:p>-2.10E+02</text:p>
          </table:table-cell>
          <table:table-cell table:number-columns-repeated="16381"/>
        </table:table-row>
        <table:table-row table:style-name="ro1">
          <table:table-cell office:value-type="float" office:value="5.7" table:style-name="ce2">
            <text:p>5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13.530473987947" table:style-name="ce2">
            <text:p>-2.14E+02</text:p>
          </table:table-cell>
          <table:table-cell table:number-columns-repeated="16381"/>
        </table:table-row>
        <table:table-row table:style-name="ro1">
          <table:table-cell office:value-type="float" office:value="5.8" table:style-name="ce2">
            <text:p>5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17.534237558179" table:style-name="ce2">
            <text:p>-2.18E+02</text:p>
          </table:table-cell>
          <table:table-cell table:number-columns-repeated="16381"/>
        </table:table-row>
        <table:table-row table:style-name="ro1">
          <table:table-cell office:value-type="float" office:value="5.9" table:style-name="ce2">
            <text:p>5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21.531506576368" table:style-name="ce2">
            <text:p>-2.22E+02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25.52229157703201" table:style-name="ce2">
            <text:p>-2.26E+02</text:p>
          </table:table-cell>
          <table:table-cell table:number-columns-repeated="16381"/>
        </table:table-row>
        <table:table-row table:style-name="ro1">
          <table:table-cell office:value-type="float" office:value="6.1" table:style-name="ce2">
            <text:p>6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29.50660307760899" table:style-name="ce2">
            <text:p>-2.30E+02</text:p>
          </table:table-cell>
          <table:table-cell table:number-columns-repeated="16381"/>
        </table:table-row>
        <table:table-row table:style-name="ro1">
          <table:table-cell office:value-type="float" office:value="6.2" table:style-name="ce2">
            <text:p>6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33.48445157849201" table:style-name="ce2">
            <text:p>-2.33E+02</text:p>
          </table:table-cell>
          <table:table-cell table:number-columns-repeated="16381"/>
        </table:table-row>
        <table:table-row table:style-name="ro1">
          <table:table-cell office:value-type="float" office:value="6.3" table:style-name="ce2">
            <text:p>6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37.455847563053" table:style-name="ce2">
            <text:p>-2.37E+02</text:p>
          </table:table-cell>
          <table:table-cell table:number-columns-repeated="16381"/>
        </table:table-row>
        <table:table-row table:style-name="ro1">
          <table:table-cell office:value-type="float" office:value="6.4" table:style-name="ce2">
            <text:p>6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41.420801497658" table:style-name="ce2">
            <text:p>-2.41E+02</text:p>
          </table:table-cell>
          <table:table-cell table:number-columns-repeated="16381"/>
        </table:table-row>
        <table:table-row table:style-name="ro1">
          <table:table-cell office:value-type="float" office:value="6.5" table:style-name="ce2">
            <text:p>6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45.37932383170801" table:style-name="ce2">
            <text:p>-2.45E+02</text:p>
          </table:table-cell>
          <table:table-cell table:number-columns-repeated="16381"/>
        </table:table-row>
        <table:table-row table:style-name="ro1">
          <table:table-cell office:value-type="float" office:value="6.6" table:style-name="ce2">
            <text:p>6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49.33142499764699" table:style-name="ce2">
            <text:p>-2.49E+02</text:p>
          </table:table-cell>
          <table:table-cell table:number-columns-repeated="16381"/>
        </table:table-row>
        <table:table-row table:style-name="ro1">
          <table:table-cell office:value-type="float" office:value="6.7" table:style-name="ce2">
            <text:p>6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53.27711541102701" table:style-name="ce2">
            <text:p>-2.53E+02</text:p>
          </table:table-cell>
          <table:table-cell table:number-columns-repeated="16381"/>
        </table:table-row>
        <table:table-row table:style-name="ro1">
          <table:table-cell office:value-type="float" office:value="6.8" table:style-name="ce2">
            <text:p>6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57.21640547049702" table:style-name="ce2">
            <text:p>-2.57E+02</text:p>
          </table:table-cell>
          <table:table-cell table:number-columns-repeated="16381"/>
        </table:table-row>
        <table:table-row table:style-name="ro1">
          <table:table-cell office:value-type="float" office:value="6.9" table:style-name="ce2">
            <text:p>6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61.14930555784201" table:style-name="ce2">
            <text:p>-2.61E+02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65.07582603801302" table:style-name="ce2">
            <text:p>-2.65E+02</text:p>
          </table:table-cell>
          <table:table-cell table:number-columns-repeated="16381"/>
        </table:table-row>
        <table:table-row table:style-name="ro1">
          <table:table-cell office:value-type="float" office:value="7.1" table:style-name="ce2">
            <text:p>7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68.99597725916402" table:style-name="ce2">
            <text:p>-2.69E+02</text:p>
          </table:table-cell>
          <table:table-cell table:number-columns-repeated="16381"/>
        </table:table-row>
        <table:table-row table:style-name="ro1">
          <table:table-cell office:value-type="float" office:value="7.2" table:style-name="ce2">
            <text:p>7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72.90976955265802" table:style-name="ce2">
            <text:p>-2.73E+02</text:p>
          </table:table-cell>
          <table:table-cell table:number-columns-repeated="16381"/>
        </table:table-row>
        <table:table-row table:style-name="ro1">
          <table:table-cell office:value-type="float" office:value="7.3" table:style-name="ce2">
            <text:p>7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76.817213233112" table:style-name="ce2">
            <text:p>-2.77E+02</text:p>
          </table:table-cell>
          <table:table-cell table:number-columns-repeated="16381"/>
        </table:table-row>
        <table:table-row table:style-name="ro1">
          <table:table-cell office:value-type="float" office:value="7.4" table:style-name="ce2">
            <text:p>7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80.71831859841001" table:style-name="ce2">
            <text:p>-2.81E+02</text:p>
          </table:table-cell>
          <table:table-cell table:number-columns-repeated="16381"/>
        </table:table-row>
        <table:table-row table:style-name="ro1">
          <table:table-cell office:value-type="float" office:value="7.5" table:style-name="ce2">
            <text:p>7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84.61309592973601" table:style-name="ce2">
            <text:p>-2.85E+02</text:p>
          </table:table-cell>
          <table:table-cell table:number-columns-repeated="16381"/>
        </table:table-row>
        <table:table-row table:style-name="ro1">
          <table:table-cell office:value-type="float" office:value="7.6" table:style-name="ce2">
            <text:p>7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88.50155549161002" table:style-name="ce2">
            <text:p>-2.89E+02</text:p>
          </table:table-cell>
          <table:table-cell table:number-columns-repeated="16381"/>
        </table:table-row>
        <table:table-row table:style-name="ro1">
          <table:table-cell office:value-type="float" office:value="7.7" table:style-name="ce2">
            <text:p>7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92.38370753189599" table:style-name="ce2">
            <text:p>-2.92E+02</text:p>
          </table:table-cell>
          <table:table-cell table:number-columns-repeated="16381"/>
        </table:table-row>
        <table:table-row table:style-name="ro1">
          <table:table-cell office:value-type="float" office:value="7.8" table:style-name="ce2">
            <text:p>7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296.259562281851" table:style-name="ce2">
            <text:p>-2.96E+02</text:p>
          </table:table-cell>
          <table:table-cell table:number-columns-repeated="16381"/>
        </table:table-row>
        <table:table-row table:style-name="ro1">
          <table:table-cell office:value-type="float" office:value="7.9" table:style-name="ce2">
            <text:p>7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00.12912995612902" table:style-name="ce2">
            <text:p>-3.00E+02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03.99242075282302" table:style-name="ce2">
            <text:p>-3.04E+02</text:p>
          </table:table-cell>
          <table:table-cell table:number-columns-repeated="16381"/>
        </table:table-row>
        <table:table-row table:style-name="ro1">
          <table:table-cell office:value-type="float" office:value="8.0999999999999908" table:style-name="ce2">
            <text:p>8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07.84944485348899" table:style-name="ce2">
            <text:p>-3.08E+02</text:p>
          </table:table-cell>
          <table:table-cell table:number-columns-repeated="16381"/>
        </table:table-row>
        <table:table-row table:style-name="ro1">
          <table:table-cell office:value-type="float" office:value="8.1999999999999993" table:style-name="ce2">
            <text:p>8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11.70021242316898" table:style-name="ce2">
            <text:p>-3.12E+02</text:p>
          </table:table-cell>
          <table:table-cell table:number-columns-repeated="16381"/>
        </table:table-row>
        <table:table-row table:style-name="ro1">
          <table:table-cell office:value-type="float" office:value="8.3000000000000007" table:style-name="ce2">
            <text:p>8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15.54473361042301" table:style-name="ce2">
            <text:p>-3.16E+02</text:p>
          </table:table-cell>
          <table:table-cell table:number-columns-repeated="16381"/>
        </table:table-row>
        <table:table-row table:style-name="ro1">
          <table:table-cell office:value-type="float" office:value="8.4" table:style-name="ce2">
            <text:p>8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19.38301854734402" table:style-name="ce2">
            <text:p>-3.19E+02</text:p>
          </table:table-cell>
          <table:table-cell table:number-columns-repeated="16381"/>
        </table:table-row>
        <table:table-row table:style-name="ro1">
          <table:table-cell office:value-type="float" office:value="8.5" table:style-name="ce2">
            <text:p>8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23.21507734960198" table:style-name="ce2">
            <text:p>-3.23E+02</text:p>
          </table:table-cell>
          <table:table-cell table:number-columns-repeated="16381"/>
        </table:table-row>
        <table:table-row table:style-name="ro1">
          <table:table-cell office:value-type="float" office:value="8.5999999999999908" table:style-name="ce2">
            <text:p>8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27.04092011646202" table:style-name="ce2">
            <text:p>-3.27E+02</text:p>
          </table:table-cell>
          <table:table-cell table:number-columns-repeated="16381"/>
        </table:table-row>
        <table:table-row table:style-name="ro1">
          <table:table-cell office:value-type="float" office:value="8.6999999999999993" table:style-name="ce2">
            <text:p>8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30.86055693080101" table:style-name="ce2">
            <text:p>-3.31E+02</text:p>
          </table:table-cell>
          <table:table-cell table:number-columns-repeated="16381"/>
        </table:table-row>
        <table:table-row table:style-name="ro1">
          <table:table-cell office:value-type="float" office:value="8.8000000000000007" table:style-name="ce2">
            <text:p>8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34.67399785915597" table:style-name="ce2">
            <text:p>-3.35E+02</text:p>
          </table:table-cell>
          <table:table-cell table:number-columns-repeated="16381"/>
        </table:table-row>
        <table:table-row table:style-name="ro1">
          <table:table-cell office:value-type="float" office:value="8.9" table:style-name="ce2">
            <text:p>8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38.48125295172599" table:style-name="ce2">
            <text:p>-3.38E+02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.0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42.28233224241899" table:style-name="ce2">
            <text:p>-3.42E+02</text:p>
          </table:table-cell>
          <table:table-cell table:number-columns-repeated="16381"/>
        </table:table-row>
        <table:table-row table:style-name="ro1">
          <table:table-cell office:value-type="float" office:value="9.0999999999999908" table:style-name="ce2">
            <text:p>9.1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46.07724574886601" table:style-name="ce2">
            <text:p>-3.46E+02</text:p>
          </table:table-cell>
          <table:table-cell table:number-columns-repeated="16381"/>
        </table:table-row>
        <table:table-row table:style-name="ro1">
          <table:table-cell office:value-type="float" office:value="9.1999999999999993" table:style-name="ce2">
            <text:p>9.2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49.86600347245002" table:style-name="ce2">
            <text:p>-3.50E+02</text:p>
          </table:table-cell>
          <table:table-cell table:number-columns-repeated="16381"/>
        </table:table-row>
        <table:table-row table:style-name="ro1">
          <table:table-cell office:value-type="float" office:value="9.3000000000000007" table:style-name="ce2">
            <text:p>9.3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53.64861539833902" table:style-name="ce2">
            <text:p>-3.54E+02</text:p>
          </table:table-cell>
          <table:table-cell table:number-columns-repeated="16381"/>
        </table:table-row>
        <table:table-row table:style-name="ro1">
          <table:table-cell office:value-type="float" office:value="9.4" table:style-name="ce2">
            <text:p>9.4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57.42509149550199" table:style-name="ce2">
            <text:p>-3.57E+02</text:p>
          </table:table-cell>
          <table:table-cell table:number-columns-repeated="16381"/>
        </table:table-row>
        <table:table-row table:style-name="ro1">
          <table:table-cell office:value-type="float" office:value="9.5" table:style-name="ce2">
            <text:p>9.5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61.195441716738" table:style-name="ce2">
            <text:p>-3.61E+02</text:p>
          </table:table-cell>
          <table:table-cell table:number-columns-repeated="16381"/>
        </table:table-row>
        <table:table-row table:style-name="ro1">
          <table:table-cell office:value-type="float" office:value="9.6" table:style-name="ce2">
            <text:p>9.6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64.95967599870801" table:style-name="ce2">
            <text:p>-3.65E+02</text:p>
          </table:table-cell>
          <table:table-cell table:number-columns-repeated="16381"/>
        </table:table-row>
        <table:table-row table:style-name="ro1">
          <table:table-cell office:value-type="float" office:value="9.6999999999999993" table:style-name="ce2">
            <text:p>9.7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68.71780426195602" table:style-name="ce2">
            <text:p>-3.69E+02</text:p>
          </table:table-cell>
          <table:table-cell table:number-columns-repeated="16381"/>
        </table:table-row>
        <table:table-row table:style-name="ro1">
          <table:table-cell office:value-type="float" office:value="9.8000000000000007" table:style-name="ce2">
            <text:p>9.8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72.46983641093999" table:style-name="ce2">
            <text:p>-3.72E+02</text:p>
          </table:table-cell>
          <table:table-cell table:number-columns-repeated="16381"/>
        </table:table-row>
        <table:table-row table:style-name="ro1">
          <table:table-cell office:value-type="float" office:value="9.9" table:style-name="ce2">
            <text:p>9.90E+00</text:p>
          </table:table-cell>
          <table:table-cell office:value-type="float" office:value="-42.74" table:style-name="ce2">
            <text:p>-4.27E+01</text:p>
          </table:table-cell>
          <table:table-cell office:value-type="float" office:value="-376.21578233404398" table:style-name="ce2">
            <text:p>-3.76E+02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.0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379.34496389707402" table:style-name="ce2">
            <text:p>-3.79E+02</text:p>
          </table:table-cell>
          <table:table-cell table:number-columns-repeated="16381"/>
        </table:table-row>
        <table:table-row table:style-name="ro1">
          <table:table-cell office:value-type="float" office:value="10.1" table:style-name="ce2">
            <text:p>1.0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382.46906956700502" table:style-name="ce2">
            <text:p>-3.82E+02</text:p>
          </table:table-cell>
          <table:table-cell table:number-columns-repeated="16381"/>
        </table:table-row>
        <table:table-row table:style-name="ro1">
          <table:table-cell office:value-type="float" office:value="10.199999999999999" table:style-name="ce2">
            <text:p>1.0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385.58810757737501" table:style-name="ce2">
            <text:p>-3.86E+02</text:p>
          </table:table-cell>
          <table:table-cell table:number-columns-repeated="16381"/>
        </table:table-row>
        <table:table-row table:style-name="ro1">
          <table:table-cell office:value-type="float" office:value="10.3" table:style-name="ce2">
            <text:p>1.0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388.702086148364" table:style-name="ce2">
            <text:p>-3.89E+02</text:p>
          </table:table-cell>
          <table:table-cell table:number-columns-repeated="16381"/>
        </table:table-row>
        <table:table-row table:style-name="ro1">
          <table:table-cell office:value-type="float" office:value="10.4" table:style-name="ce2">
            <text:p>1.0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391.81101348681898" table:style-name="ce2">
            <text:p>-3.92E+02</text:p>
          </table:table-cell>
          <table:table-cell table:number-columns-repeated="16381"/>
        </table:table-row>
        <table:table-row table:style-name="ro1">
          <table:table-cell office:value-type="float" office:value="10.5" table:style-name="ce2">
            <text:p>1.0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394.91489778627698" table:style-name="ce2">
            <text:p>-3.95E+02</text:p>
          </table:table-cell>
          <table:table-cell table:number-columns-repeated="16381"/>
        </table:table-row>
        <table:table-row table:style-name="ro1">
          <table:table-cell office:value-type="float" office:value="10.6" table:style-name="ce2">
            <text:p>1.0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398.01374722698398" table:style-name="ce2">
            <text:p>-3.98E+02</text:p>
          </table:table-cell>
          <table:table-cell table:number-columns-repeated="16381"/>
        </table:table-row>
        <table:table-row table:style-name="ro1">
          <table:table-cell office:value-type="float" office:value="10.7" table:style-name="ce2">
            <text:p>1.0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01.10756997591898" table:style-name="ce2">
            <text:p>-4.01E+02</text:p>
          </table:table-cell>
          <table:table-cell table:number-columns-repeated="16381"/>
        </table:table-row>
        <table:table-row table:style-name="ro1">
          <table:table-cell office:value-type="float" office:value="10.8" table:style-name="ce2">
            <text:p>1.0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04.19637418681401" table:style-name="ce2">
            <text:p>-4.04E+02</text:p>
          </table:table-cell>
          <table:table-cell table:number-columns-repeated="16381"/>
        </table:table-row>
        <table:table-row table:style-name="ro1">
          <table:table-cell office:value-type="float" office:value="10.9" table:style-name="ce2">
            <text:p>1.0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07.28016800017599" table:style-name="ce2">
            <text:p>-4.07E+02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.1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10.358959543308" table:style-name="ce2">
            <text:p>-4.10E+02</text:p>
          </table:table-cell>
          <table:table-cell table:number-columns-repeated="16381"/>
        </table:table-row>
        <table:table-row table:style-name="ro1">
          <table:table-cell office:value-type="float" office:value="11.1" table:style-name="ce2">
            <text:p>1.1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13.432756930332" table:style-name="ce2">
            <text:p>-4.13E+02</text:p>
          </table:table-cell>
          <table:table-cell table:number-columns-repeated="16381"/>
        </table:table-row>
        <table:table-row table:style-name="ro1">
          <table:table-cell office:value-type="float" office:value="11.2" table:style-name="ce2">
            <text:p>1.1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16.50156826220802" table:style-name="ce2">
            <text:p>-4.17E+02</text:p>
          </table:table-cell>
          <table:table-cell table:number-columns-repeated="16381"/>
        </table:table-row>
        <table:table-row table:style-name="ro1">
          <table:table-cell office:value-type="float" office:value="11.3" table:style-name="ce2">
            <text:p>1.1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19.565401626756" table:style-name="ce2">
            <text:p>-4.20E+02</text:p>
          </table:table-cell>
          <table:table-cell table:number-columns-repeated="16381"/>
        </table:table-row>
        <table:table-row table:style-name="ro1">
          <table:table-cell office:value-type="float" office:value="11.4" table:style-name="ce2">
            <text:p>1.1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22.62426509867902" table:style-name="ce2">
            <text:p>-4.23E+02</text:p>
          </table:table-cell>
          <table:table-cell table:number-columns-repeated="16381"/>
        </table:table-row>
        <table:table-row table:style-name="ro1">
          <table:table-cell office:value-type="float" office:value="11.5" table:style-name="ce2">
            <text:p>1.1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25.67816673958299" table:style-name="ce2">
            <text:p>-4.26E+02</text:p>
          </table:table-cell>
          <table:table-cell table:number-columns-repeated="16381"/>
        </table:table-row>
        <table:table-row table:style-name="ro1">
          <table:table-cell office:value-type="float" office:value="11.6" table:style-name="ce2">
            <text:p>1.1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28.72711459799501" table:style-name="ce2">
            <text:p>-4.29E+02</text:p>
          </table:table-cell>
          <table:table-cell table:number-columns-repeated="16381"/>
        </table:table-row>
        <table:table-row table:style-name="ro1">
          <table:table-cell office:value-type="float" office:value="11.7" table:style-name="ce2">
            <text:p>1.1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31.77111670939098" table:style-name="ce2">
            <text:p>-4.32E+02</text:p>
          </table:table-cell>
          <table:table-cell table:number-columns-repeated="16381"/>
        </table:table-row>
        <table:table-row table:style-name="ro1">
          <table:table-cell office:value-type="float" office:value="11.8" table:style-name="ce2">
            <text:p>1.1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34.81018109621198" table:style-name="ce2">
            <text:p>-4.35E+02</text:p>
          </table:table-cell>
          <table:table-cell table:number-columns-repeated="16381"/>
        </table:table-row>
        <table:table-row table:style-name="ro1">
          <table:table-cell office:value-type="float" office:value="11.9" table:style-name="ce2">
            <text:p>1.1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37.844315767887" table:style-name="ce2">
            <text:p>-4.38E+02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.2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40.87352872085398" table:style-name="ce2">
            <text:p>-4.41E+02</text:p>
          </table:table-cell>
          <table:table-cell table:number-columns-repeated="16381"/>
        </table:table-row>
        <table:table-row table:style-name="ro1">
          <table:table-cell office:value-type="float" office:value="12.1" table:style-name="ce2">
            <text:p>1.2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43.89782793858001" table:style-name="ce2">
            <text:p>-4.44E+02</text:p>
          </table:table-cell>
          <table:table-cell table:number-columns-repeated="16381"/>
        </table:table-row>
        <table:table-row table:style-name="ro1">
          <table:table-cell office:value-type="float" office:value="12.2" table:style-name="ce2">
            <text:p>1.2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46.917221391586" table:style-name="ce2">
            <text:p>-4.47E+02</text:p>
          </table:table-cell>
          <table:table-cell table:number-columns-repeated="16381"/>
        </table:table-row>
        <table:table-row table:style-name="ro1">
          <table:table-cell office:value-type="float" office:value="12.3" table:style-name="ce2">
            <text:p>1.2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49.93171703745799" table:style-name="ce2">
            <text:p>-4.50E+02</text:p>
          </table:table-cell>
          <table:table-cell table:number-columns-repeated="16381"/>
        </table:table-row>
        <table:table-row table:style-name="ro1">
          <table:table-cell office:value-type="float" office:value="12.4" table:style-name="ce2">
            <text:p>1.2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52.941322820881" table:style-name="ce2">
            <text:p>-4.53E+02</text:p>
          </table:table-cell>
          <table:table-cell table:number-columns-repeated="16381"/>
        </table:table-row>
        <table:table-row table:style-name="ro1">
          <table:table-cell office:value-type="float" office:value="12.5" table:style-name="ce2">
            <text:p>1.2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55.94604667365297" table:style-name="ce2">
            <text:p>-4.56E+02</text:p>
          </table:table-cell>
          <table:table-cell table:number-columns-repeated="16381"/>
        </table:table-row>
        <table:table-row table:style-name="ro1">
          <table:table-cell office:value-type="float" office:value="12.6" table:style-name="ce2">
            <text:p>1.2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58.94589651470199" table:style-name="ce2">
            <text:p>-4.59E+02</text:p>
          </table:table-cell>
          <table:table-cell table:number-columns-repeated="16381"/>
        </table:table-row>
        <table:table-row table:style-name="ro1">
          <table:table-cell office:value-type="float" office:value="12.7" table:style-name="ce2">
            <text:p>1.2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61.94088025011803" table:style-name="ce2">
            <text:p>-4.62E+02</text:p>
          </table:table-cell>
          <table:table-cell table:number-columns-repeated="16381"/>
        </table:table-row>
        <table:table-row table:style-name="ro1">
          <table:table-cell office:value-type="float" office:value="12.8" table:style-name="ce2">
            <text:p>1.2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64.93100577316397" table:style-name="ce2">
            <text:p>-4.65E+02</text:p>
          </table:table-cell>
          <table:table-cell table:number-columns-repeated="16381"/>
        </table:table-row>
        <table:table-row table:style-name="ro1">
          <table:table-cell office:value-type="float" office:value="12.9" table:style-name="ce2">
            <text:p>1.2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67.91628096429901" table:style-name="ce2">
            <text:p>-4.68E+02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.3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70.896713691201" table:style-name="ce2">
            <text:p>-4.71E+02</text:p>
          </table:table-cell>
          <table:table-cell table:number-columns-repeated="16381"/>
        </table:table-row>
        <table:table-row table:style-name="ro1">
          <table:table-cell office:value-type="float" office:value="13.1" table:style-name="ce2">
            <text:p>1.3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73.872311808787" table:style-name="ce2">
            <text:p>-4.74E+02</text:p>
          </table:table-cell>
          <table:table-cell table:number-columns-repeated="16381"/>
        </table:table-row>
        <table:table-row table:style-name="ro1">
          <table:table-cell office:value-type="float" office:value="13.2" table:style-name="ce2">
            <text:p>1.3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76.843083159233" table:style-name="ce2">
            <text:p>-4.77E+02</text:p>
          </table:table-cell>
          <table:table-cell table:number-columns-repeated="16381"/>
        </table:table-row>
        <table:table-row table:style-name="ro1">
          <table:table-cell office:value-type="float" office:value="13.3" table:style-name="ce2">
            <text:p>1.3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79.80903557199503" table:style-name="ce2">
            <text:p>-4.80E+02</text:p>
          </table:table-cell>
          <table:table-cell table:number-columns-repeated="16381"/>
        </table:table-row>
        <table:table-row table:style-name="ro1">
          <table:table-cell office:value-type="float" office:value="13.4" table:style-name="ce2">
            <text:p>1.3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82.770176863828" table:style-name="ce2">
            <text:p>-4.83E+02</text:p>
          </table:table-cell>
          <table:table-cell table:number-columns-repeated="16381"/>
        </table:table-row>
        <table:table-row table:style-name="ro1">
          <table:table-cell office:value-type="float" office:value="13.5" table:style-name="ce2">
            <text:p>1.3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85.72651483880998" table:style-name="ce2">
            <text:p>-4.86E+02</text:p>
          </table:table-cell>
          <table:table-cell table:number-columns-repeated="16381"/>
        </table:table-row>
        <table:table-row table:style-name="ro1">
          <table:table-cell office:value-type="float" office:value="13.6" table:style-name="ce2">
            <text:p>1.3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88.678057288361" table:style-name="ce2">
            <text:p>-4.89E+02</text:p>
          </table:table-cell>
          <table:table-cell table:number-columns-repeated="16381"/>
        </table:table-row>
        <table:table-row table:style-name="ro1">
          <table:table-cell office:value-type="float" office:value="13.7" table:style-name="ce2">
            <text:p>1.3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91.62481199126103" table:style-name="ce2">
            <text:p>-4.92E+02</text:p>
          </table:table-cell>
          <table:table-cell table:number-columns-repeated="16381"/>
        </table:table-row>
        <table:table-row table:style-name="ro1">
          <table:table-cell office:value-type="float" office:value="13.8" table:style-name="ce2">
            <text:p>1.3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94.56678671367501" table:style-name="ce2">
            <text:p>-4.95E+02</text:p>
          </table:table-cell>
          <table:table-cell table:number-columns-repeated="16381"/>
        </table:table-row>
        <table:table-row table:style-name="ro1">
          <table:table-cell office:value-type="float" office:value="13.9" table:style-name="ce2">
            <text:p>1.3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497.50398920916899" table:style-name="ce2">
            <text:p>-4.98E+02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.4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00.436427218733" table:style-name="ce2">
            <text:p>-5.00E+02</text:p>
          </table:table-cell>
          <table:table-cell table:number-columns-repeated="16381"/>
        </table:table-row>
        <table:table-row table:style-name="ro1">
          <table:table-cell office:value-type="float" office:value="14.1" table:style-name="ce2">
            <text:p>1.4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03.36410847080401" table:style-name="ce2">
            <text:p>-5.03E+02</text:p>
          </table:table-cell>
          <table:table-cell table:number-columns-repeated="16381"/>
        </table:table-row>
        <table:table-row table:style-name="ro1">
          <table:table-cell office:value-type="float" office:value="14.2" table:style-name="ce2">
            <text:p>1.4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06.28704068127797" table:style-name="ce2">
            <text:p>-5.06E+02</text:p>
          </table:table-cell>
          <table:table-cell table:number-columns-repeated="16381"/>
        </table:table-row>
        <table:table-row table:style-name="ro1">
          <table:table-cell office:value-type="float" office:value="14.3" table:style-name="ce2">
            <text:p>1.4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09.20523155354101" table:style-name="ce2">
            <text:p>-5.09E+02</text:p>
          </table:table-cell>
          <table:table-cell table:number-columns-repeated="16381"/>
        </table:table-row>
        <table:table-row table:style-name="ro1">
          <table:table-cell office:value-type="float" office:value="14.4" table:style-name="ce2">
            <text:p>1.4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12.11868877847996" table:style-name="ce2">
            <text:p>-5.12E+02</text:p>
          </table:table-cell>
          <table:table-cell table:number-columns-repeated="16381"/>
        </table:table-row>
        <table:table-row table:style-name="ro1">
          <table:table-cell office:value-type="float" office:value="14.5" table:style-name="ce2">
            <text:p>1.4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15.02742003450999" table:style-name="ce2">
            <text:p>-5.15E+02</text:p>
          </table:table-cell>
          <table:table-cell table:number-columns-repeated="16381"/>
        </table:table-row>
        <table:table-row table:style-name="ro1">
          <table:table-cell office:value-type="float" office:value="14.6" table:style-name="ce2">
            <text:p>1.4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17.93143298758798" table:style-name="ce2">
            <text:p>-5.18E+02</text:p>
          </table:table-cell>
          <table:table-cell table:number-columns-repeated="16381"/>
        </table:table-row>
        <table:table-row table:style-name="ro1">
          <table:table-cell office:value-type="float" office:value="14.7" table:style-name="ce2">
            <text:p>1.4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20.83073529124101" table:style-name="ce2">
            <text:p>-5.21E+02</text:p>
          </table:table-cell>
          <table:table-cell table:number-columns-repeated="16381"/>
        </table:table-row>
        <table:table-row table:style-name="ro1">
          <table:table-cell office:value-type="float" office:value="14.8" table:style-name="ce2">
            <text:p>1.4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23.72533458657801" table:style-name="ce2">
            <text:p>-5.24E+02</text:p>
          </table:table-cell>
          <table:table-cell table:number-columns-repeated="16381"/>
        </table:table-row>
        <table:table-row table:style-name="ro1">
          <table:table-cell office:value-type="float" office:value="14.9" table:style-name="ce2">
            <text:p>1.4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26.61523850231504" table:style-name="ce2">
            <text:p>-5.27E+02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.5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29.50045465479502" table:style-name="ce2">
            <text:p>-5.30E+02</text:p>
          </table:table-cell>
          <table:table-cell table:number-columns-repeated="16381"/>
        </table:table-row>
        <table:table-row table:style-name="ro1">
          <table:table-cell office:value-type="float" office:value="15.1" table:style-name="ce2">
            <text:p>1.5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32.38099064800804" table:style-name="ce2">
            <text:p>-5.32E+02</text:p>
          </table:table-cell>
          <table:table-cell table:number-columns-repeated="16381"/>
        </table:table-row>
        <table:table-row table:style-name="ro1">
          <table:table-cell office:value-type="float" office:value="15.2" table:style-name="ce2">
            <text:p>1.5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35.25685407360697" table:style-name="ce2">
            <text:p>-5.35E+02</text:p>
          </table:table-cell>
          <table:table-cell table:number-columns-repeated="16381"/>
        </table:table-row>
        <table:table-row table:style-name="ro1">
          <table:table-cell office:value-type="float" office:value="15.3" table:style-name="ce2">
            <text:p>1.5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38.128052510933" table:style-name="ce2">
            <text:p>-5.38E+02</text:p>
          </table:table-cell>
          <table:table-cell table:number-columns-repeated="16381"/>
        </table:table-row>
        <table:table-row table:style-name="ro1">
          <table:table-cell office:value-type="float" office:value="15.4" table:style-name="ce2">
            <text:p>1.5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40.99459352703104" table:style-name="ce2">
            <text:p>-5.41E+02</text:p>
          </table:table-cell>
          <table:table-cell table:number-columns-repeated="16381"/>
        </table:table-row>
        <table:table-row table:style-name="ro1">
          <table:table-cell office:value-type="float" office:value="15.5" table:style-name="ce2">
            <text:p>1.5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43.85648467667704" table:style-name="ce2">
            <text:p>-5.44E+02</text:p>
          </table:table-cell>
          <table:table-cell table:number-columns-repeated="16381"/>
        </table:table-row>
        <table:table-row table:style-name="ro1">
          <table:table-cell office:value-type="float" office:value="15.6" table:style-name="ce2">
            <text:p>1.5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46.71373350238696" table:style-name="ce2">
            <text:p>-5.47E+02</text:p>
          </table:table-cell>
          <table:table-cell table:number-columns-repeated="16381"/>
        </table:table-row>
        <table:table-row table:style-name="ro1">
          <table:table-cell office:value-type="float" office:value="15.7" table:style-name="ce2">
            <text:p>1.5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49.56634753444905" table:style-name="ce2">
            <text:p>-5.50E+02</text:p>
          </table:table-cell>
          <table:table-cell table:number-columns-repeated="16381"/>
        </table:table-row>
        <table:table-row table:style-name="ro1">
          <table:table-cell office:value-type="float" office:value="15.8" table:style-name="ce2">
            <text:p>1.5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52.41433429092899" table:style-name="ce2">
            <text:p>-5.52E+02</text:p>
          </table:table-cell>
          <table:table-cell table:number-columns-repeated="16381"/>
        </table:table-row>
        <table:table-row table:style-name="ro1">
          <table:table-cell office:value-type="float" office:value="15.9" table:style-name="ce2">
            <text:p>1.5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55.257701277705" table:style-name="ce2">
            <text:p>-5.55E+02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.6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58.09645598847703" table:style-name="ce2">
            <text:p>-5.58E+02</text:p>
          </table:table-cell>
          <table:table-cell table:number-columns-repeated="16381"/>
        </table:table-row>
        <table:table-row table:style-name="ro1">
          <table:table-cell office:value-type="float" office:value="16.100000000000001" table:style-name="ce2">
            <text:p>1.6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60.93060590479001" table:style-name="ce2">
            <text:p>-5.61E+02</text:p>
          </table:table-cell>
          <table:table-cell table:number-columns-repeated="16381"/>
        </table:table-row>
        <table:table-row table:style-name="ro1">
          <table:table-cell office:value-type="float" office:value="16.1999999999999" table:style-name="ce2">
            <text:p>1.6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63.76015849605506" table:style-name="ce2">
            <text:p>-5.64E+02</text:p>
          </table:table-cell>
          <table:table-cell table:number-columns-repeated="16381"/>
        </table:table-row>
        <table:table-row table:style-name="ro1">
          <table:table-cell office:value-type="float" office:value="16.3" table:style-name="ce2">
            <text:p>1.6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66.58512121956596" table:style-name="ce2">
            <text:p>-5.67E+02</text:p>
          </table:table-cell>
          <table:table-cell table:number-columns-repeated="16381"/>
        </table:table-row>
        <table:table-row table:style-name="ro1">
          <table:table-cell office:value-type="float" office:value="16.399999999999999" table:style-name="ce2">
            <text:p>1.6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69.40550152052299" table:style-name="ce2">
            <text:p>-5.69E+02</text:p>
          </table:table-cell>
          <table:table-cell table:number-columns-repeated="16381"/>
        </table:table-row>
        <table:table-row table:style-name="ro1">
          <table:table-cell office:value-type="float" office:value="16.5" table:style-name="ce2">
            <text:p>1.6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72.22130683204603" table:style-name="ce2">
            <text:p>-5.72E+02</text:p>
          </table:table-cell>
          <table:table-cell table:number-columns-repeated="16381"/>
        </table:table-row>
        <table:table-row table:style-name="ro1">
          <table:table-cell office:value-type="float" office:value="16.600000000000001" table:style-name="ce2">
            <text:p>1.6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75.03254457520302" table:style-name="ce2">
            <text:p>-5.75E+02</text:p>
          </table:table-cell>
          <table:table-cell table:number-columns-repeated="16381"/>
        </table:table-row>
        <table:table-row table:style-name="ro1">
          <table:table-cell office:value-type="float" office:value="16.6999999999999" table:style-name="ce2">
            <text:p>1.6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77.83922215902101" table:style-name="ce2">
            <text:p>-5.78E+02</text:p>
          </table:table-cell>
          <table:table-cell table:number-columns-repeated="16381"/>
        </table:table-row>
        <table:table-row table:style-name="ro1">
          <table:table-cell office:value-type="float" office:value="16.8" table:style-name="ce2">
            <text:p>1.6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80.641346980511" table:style-name="ce2">
            <text:p>-5.81E+02</text:p>
          </table:table-cell>
          <table:table-cell table:number-columns-repeated="16381"/>
        </table:table-row>
        <table:table-row table:style-name="ro1">
          <table:table-cell office:value-type="float" office:value="16.899999999999999" table:style-name="ce2">
            <text:p>1.6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83.43892642468404" table:style-name="ce2">
            <text:p>-5.83E+02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.7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86.23196786457402" table:style-name="ce2">
            <text:p>-5.86E+02</text:p>
          </table:table-cell>
          <table:table-cell table:number-columns-repeated="16381"/>
        </table:table-row>
        <table:table-row table:style-name="ro1">
          <table:table-cell office:value-type="float" office:value="17.100000000000001" table:style-name="ce2">
            <text:p>1.7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89.02047866125497" table:style-name="ce2">
            <text:p>-5.89E+02</text:p>
          </table:table-cell>
          <table:table-cell table:number-columns-repeated="16381"/>
        </table:table-row>
        <table:table-row table:style-name="ro1">
          <table:table-cell office:value-type="float" office:value="17.1999999999999" table:style-name="ce2">
            <text:p>1.7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91.80446616386098" table:style-name="ce2">
            <text:p>-5.92E+02</text:p>
          </table:table-cell>
          <table:table-cell table:number-columns-repeated="16381"/>
        </table:table-row>
        <table:table-row table:style-name="ro1">
          <table:table-cell office:value-type="float" office:value="17.3" table:style-name="ce2">
            <text:p>1.7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94.58393770960504" table:style-name="ce2">
            <text:p>-5.95E+02</text:p>
          </table:table-cell>
          <table:table-cell table:number-columns-repeated="16381"/>
        </table:table-row>
        <table:table-row table:style-name="ro1">
          <table:table-cell office:value-type="float" office:value="17.399999999999999" table:style-name="ce2">
            <text:p>1.7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597.35890062380099" table:style-name="ce2">
            <text:p>-5.97E+02</text:p>
          </table:table-cell>
          <table:table-cell table:number-columns-repeated="16381"/>
        </table:table-row>
        <table:table-row table:style-name="ro1">
          <table:table-cell office:value-type="float" office:value="17.5" table:style-name="ce2">
            <text:p>1.7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00.12936221987604" table:style-name="ce2">
            <text:p>-6.00E+02</text:p>
          </table:table-cell>
          <table:table-cell table:number-columns-repeated="16381"/>
        </table:table-row>
        <table:table-row table:style-name="ro1">
          <table:table-cell office:value-type="float" office:value="17.600000000000001" table:style-name="ce2">
            <text:p>1.7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02.89532979939997" table:style-name="ce2">
            <text:p>-6.03E+02</text:p>
          </table:table-cell>
          <table:table-cell table:number-columns-repeated="16381"/>
        </table:table-row>
        <table:table-row table:style-name="ro1">
          <table:table-cell office:value-type="float" office:value="17.6999999999999" table:style-name="ce2">
            <text:p>1.7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05.65681065209606" table:style-name="ce2">
            <text:p>-6.06E+02</text:p>
          </table:table-cell>
          <table:table-cell table:number-columns-repeated="16381"/>
        </table:table-row>
        <table:table-row table:style-name="ro1">
          <table:table-cell office:value-type="float" office:value="17.8" table:style-name="ce2">
            <text:p>1.7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08.41381205586401" table:style-name="ce2">
            <text:p>-6.08E+02</text:p>
          </table:table-cell>
          <table:table-cell table:number-columns-repeated="16381"/>
        </table:table-row>
        <table:table-row table:style-name="ro1">
          <table:table-cell office:value-type="float" office:value="17.899999999999999" table:style-name="ce2">
            <text:p>1.7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11.16634127679902" table:style-name="ce2">
            <text:p>-6.11E+02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.80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13.91440556920895" table:style-name="ce2">
            <text:p>-6.14E+02</text:p>
          </table:table-cell>
          <table:table-cell table:number-columns-repeated="16381"/>
        </table:table-row>
        <table:table-row table:style-name="ro1">
          <table:table-cell office:value-type="float" office:value="18.100000000000001" table:style-name="ce2">
            <text:p>1.81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16.65801217563603" table:style-name="ce2">
            <text:p>-6.17E+02</text:p>
          </table:table-cell>
          <table:table-cell table:number-columns-repeated="16381"/>
        </table:table-row>
        <table:table-row table:style-name="ro1">
          <table:table-cell office:value-type="float" office:value="18.1999999999999" table:style-name="ce2">
            <text:p>1.82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19.39716832687395" table:style-name="ce2">
            <text:p>-6.19E+02</text:p>
          </table:table-cell>
          <table:table-cell table:number-columns-repeated="16381"/>
        </table:table-row>
        <table:table-row table:style-name="ro1">
          <table:table-cell office:value-type="float" office:value="18.3" table:style-name="ce2">
            <text:p>1.83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22.13188124198803" table:style-name="ce2">
            <text:p>-6.22E+02</text:p>
          </table:table-cell>
          <table:table-cell table:number-columns-repeated="16381"/>
        </table:table-row>
        <table:table-row table:style-name="ro1">
          <table:table-cell office:value-type="float" office:value="18.399999999999999" table:style-name="ce2">
            <text:p>1.84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24.86215812833495" table:style-name="ce2">
            <text:p>-6.25E+02</text:p>
          </table:table-cell>
          <table:table-cell table:number-columns-repeated="16381"/>
        </table:table-row>
        <table:table-row table:style-name="ro1">
          <table:table-cell office:value-type="float" office:value="18.5" table:style-name="ce2">
            <text:p>1.85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27.58800618157898" table:style-name="ce2">
            <text:p>-6.28E+02</text:p>
          </table:table-cell>
          <table:table-cell table:number-columns-repeated="16381"/>
        </table:table-row>
        <table:table-row table:style-name="ro1">
          <table:table-cell office:value-type="float" office:value="18.600000000000001" table:style-name="ce2">
            <text:p>1.86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30.30943258571494" table:style-name="ce2">
            <text:p>-6.30E+02</text:p>
          </table:table-cell>
          <table:table-cell table:number-columns-repeated="16381"/>
        </table:table-row>
        <table:table-row table:style-name="ro1">
          <table:table-cell office:value-type="float" office:value="18.6999999999999" table:style-name="ce2">
            <text:p>1.87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33.02644451308197" table:style-name="ce2">
            <text:p>-6.33E+02</text:p>
          </table:table-cell>
          <table:table-cell table:number-columns-repeated="16381"/>
        </table:table-row>
        <table:table-row table:style-name="ro1">
          <table:table-cell office:value-type="float" office:value="18.8" table:style-name="ce2">
            <text:p>1.88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35.73904912438695" table:style-name="ce2">
            <text:p>-6.36E+02</text:p>
          </table:table-cell>
          <table:table-cell table:number-columns-repeated="16381"/>
        </table:table-row>
        <table:table-row table:style-name="ro1">
          <table:table-cell office:value-type="float" office:value="18.899999999999999" table:style-name="ce2">
            <text:p>1.89E+01</text:p>
          </table:table-cell>
          <table:table-cell office:value-type="float" office:value="-36.74" table:style-name="ce2">
            <text:p>-3.67E+01</text:p>
          </table:table-cell>
          <table:table-cell office:value-type="float" office:value="-638.44725356872095" table:style-name="ce2">
            <text:p>-6.38E+02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.90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41.45640901567003" table:style-name="ce2">
            <text:p>-6.41E+02</text:p>
          </table:table-cell>
          <table:table-cell table:number-columns-repeated="16381"/>
        </table:table-row>
        <table:table-row table:style-name="ro1">
          <table:table-cell office:value-type="float" office:value="19.100000000000001" table:style-name="ce2">
            <text:p>1.91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44.46068325584304" table:style-name="ce2">
            <text:p>-6.44E+02</text:p>
          </table:table-cell>
          <table:table-cell table:number-columns-repeated="16381"/>
        </table:table-row>
        <table:table-row table:style-name="ro1">
          <table:table-cell office:value-type="float" office:value="19.2" table:style-name="ce2">
            <text:p>1.92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47.46008420702299" table:style-name="ce2">
            <text:p>-6.47E+02</text:p>
          </table:table-cell>
          <table:table-cell table:number-columns-repeated="16381"/>
        </table:table-row>
        <table:table-row table:style-name="ro1">
          <table:table-cell office:value-type="float" office:value="19.3" table:style-name="ce2">
            <text:p>1.93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50.45461977415096" table:style-name="ce2">
            <text:p>-6.50E+02</text:p>
          </table:table-cell>
          <table:table-cell table:number-columns-repeated="16381"/>
        </table:table-row>
        <table:table-row table:style-name="ro1">
          <table:table-cell office:value-type="float" office:value="19.399999999999999" table:style-name="ce2">
            <text:p>1.94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53.44429784934505" table:style-name="ce2">
            <text:p>-6.53E+02</text:p>
          </table:table-cell>
          <table:table-cell table:number-columns-repeated="16381"/>
        </table:table-row>
        <table:table-row table:style-name="ro1">
          <table:table-cell office:value-type="float" office:value="19.5" table:style-name="ce2">
            <text:p>1.95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56.42912631191996" table:style-name="ce2">
            <text:p>-6.56E+02</text:p>
          </table:table-cell>
          <table:table-cell table:number-columns-repeated="16381"/>
        </table:table-row>
        <table:table-row table:style-name="ro1">
          <table:table-cell office:value-type="float" office:value="19.600000000000001" table:style-name="ce2">
            <text:p>1.96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59.409113028413" table:style-name="ce2">
            <text:p>-6.59E+02</text:p>
          </table:table-cell>
          <table:table-cell table:number-columns-repeated="16381"/>
        </table:table-row>
        <table:table-row table:style-name="ro1">
          <table:table-cell office:value-type="float" office:value="19.7" table:style-name="ce2">
            <text:p>1.97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62.38426585260095" table:style-name="ce2">
            <text:p>-6.62E+02</text:p>
          </table:table-cell>
          <table:table-cell table:number-columns-repeated="16381"/>
        </table:table-row>
        <table:table-row table:style-name="ro1">
          <table:table-cell office:value-type="float" office:value="19.8" table:style-name="ce2">
            <text:p>1.98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65.35459262551899" table:style-name="ce2">
            <text:p>-6.65E+02</text:p>
          </table:table-cell>
          <table:table-cell table:number-columns-repeated="16381"/>
        </table:table-row>
        <table:table-row table:style-name="ro1">
          <table:table-cell office:value-type="float" office:value="19.899999999999999" table:style-name="ce2">
            <text:p>1.99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68.320101175486" table:style-name="ce2">
            <text:p>-6.68E+02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.00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71.28079931812294" table:style-name="ce2">
            <text:p>-6.71E+02</text:p>
          </table:table-cell>
          <table:table-cell table:number-columns-repeated="16381"/>
        </table:table-row>
        <table:table-row table:style-name="ro1">
          <table:table-cell office:value-type="float" office:value="20.100000000000001" table:style-name="ce2">
            <text:p>2.01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74.23669485637299" table:style-name="ce2">
            <text:p>-6.74E+02</text:p>
          </table:table-cell>
          <table:table-cell table:number-columns-repeated="16381"/>
        </table:table-row>
        <table:table-row table:style-name="ro1">
          <table:table-cell office:value-type="float" office:value="20.2" table:style-name="ce2">
            <text:p>2.02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77.18779558052097" table:style-name="ce2">
            <text:p>-6.77E+02</text:p>
          </table:table-cell>
          <table:table-cell table:number-columns-repeated="16381"/>
        </table:table-row>
        <table:table-row table:style-name="ro1">
          <table:table-cell office:value-type="float" office:value="20.3" table:style-name="ce2">
            <text:p>2.03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80.13410926821803" table:style-name="ce2">
            <text:p>-6.80E+02</text:p>
          </table:table-cell>
          <table:table-cell table:number-columns-repeated="16381"/>
        </table:table-row>
        <table:table-row table:style-name="ro1">
          <table:table-cell office:value-type="float" office:value="20.399999999999999" table:style-name="ce2">
            <text:p>2.04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83.075643684498" table:style-name="ce2">
            <text:p>-6.83E+02</text:p>
          </table:table-cell>
          <table:table-cell table:number-columns-repeated="16381"/>
        </table:table-row>
        <table:table-row table:style-name="ro1">
          <table:table-cell office:value-type="float" office:value="20.5" table:style-name="ce2">
            <text:p>2.05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86.01240658180097" table:style-name="ce2">
            <text:p>-6.86E+02</text:p>
          </table:table-cell>
          <table:table-cell table:number-columns-repeated="16381"/>
        </table:table-row>
        <table:table-row table:style-name="ro1">
          <table:table-cell office:value-type="float" office:value="20.6" table:style-name="ce2">
            <text:p>2.06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88.94440569999097" table:style-name="ce2">
            <text:p>-6.89E+02</text:p>
          </table:table-cell>
          <table:table-cell table:number-columns-repeated="16381"/>
        </table:table-row>
        <table:table-row table:style-name="ro1">
          <table:table-cell office:value-type="float" office:value="20.7" table:style-name="ce2">
            <text:p>2.07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91.87164876637803" table:style-name="ce2">
            <text:p>-6.92E+02</text:p>
          </table:table-cell>
          <table:table-cell table:number-columns-repeated="16381"/>
        </table:table-row>
        <table:table-row table:style-name="ro1">
          <table:table-cell office:value-type="float" office:value="20.8" table:style-name="ce2">
            <text:p>2.08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94.79414349573597" table:style-name="ce2">
            <text:p>-6.95E+02</text:p>
          </table:table-cell>
          <table:table-cell table:number-columns-repeated="16381"/>
        </table:table-row>
        <table:table-row table:style-name="ro1">
          <table:table-cell office:value-type="float" office:value="20.9" table:style-name="ce2">
            <text:p>2.09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697.71189759032995" table:style-name="ce2">
            <text:p>-6.98E+02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.10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00.62491873992599" table:style-name="ce2">
            <text:p>-7.01E+02</text:p>
          </table:table-cell>
          <table:table-cell table:number-columns-repeated="16381"/>
        </table:table-row>
        <table:table-row table:style-name="ro1">
          <table:table-cell office:value-type="float" office:value="21.1" table:style-name="ce2">
            <text:p>2.11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03.533214621821" table:style-name="ce2">
            <text:p>-7.04E+02</text:p>
          </table:table-cell>
          <table:table-cell table:number-columns-repeated="16381"/>
        </table:table-row>
        <table:table-row table:style-name="ro1">
          <table:table-cell office:value-type="float" office:value="21.2" table:style-name="ce2">
            <text:p>2.12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06.43679290085697" table:style-name="ce2">
            <text:p>-7.06E+02</text:p>
          </table:table-cell>
          <table:table-cell table:number-columns-repeated="16381"/>
        </table:table-row>
        <table:table-row table:style-name="ro1">
          <table:table-cell office:value-type="float" office:value="21.3" table:style-name="ce2">
            <text:p>2.13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09.33566122944296" table:style-name="ce2">
            <text:p>-7.09E+02</text:p>
          </table:table-cell>
          <table:table-cell table:number-columns-repeated="16381"/>
        </table:table-row>
        <table:table-row table:style-name="ro1">
          <table:table-cell office:value-type="float" office:value="21.4" table:style-name="ce2">
            <text:p>2.14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12.22982724757605" table:style-name="ce2">
            <text:p>-7.12E+02</text:p>
          </table:table-cell>
          <table:table-cell table:number-columns-repeated="16381"/>
        </table:table-row>
        <table:table-row table:style-name="ro1">
          <table:table-cell office:value-type="float" office:value="21.5" table:style-name="ce2">
            <text:p>2.15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15.11929858285998" table:style-name="ce2">
            <text:p>-7.15E+02</text:p>
          </table:table-cell>
          <table:table-cell table:number-columns-repeated="16381"/>
        </table:table-row>
        <table:table-row table:style-name="ro1">
          <table:table-cell office:value-type="float" office:value="21.6" table:style-name="ce2">
            <text:p>2.16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18.00408285052902" table:style-name="ce2">
            <text:p>-7.18E+02</text:p>
          </table:table-cell>
          <table:table-cell table:number-columns-repeated="16381"/>
        </table:table-row>
        <table:table-row table:style-name="ro1">
          <table:table-cell office:value-type="float" office:value="21.7" table:style-name="ce2">
            <text:p>2.17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20.88418765346205" table:style-name="ce2">
            <text:p>-7.21E+02</text:p>
          </table:table-cell>
          <table:table-cell table:number-columns-repeated="16381"/>
        </table:table-row>
        <table:table-row table:style-name="ro1">
          <table:table-cell office:value-type="float" office:value="21.8" table:style-name="ce2">
            <text:p>2.18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23.75962058220705" table:style-name="ce2">
            <text:p>-7.24E+02</text:p>
          </table:table-cell>
          <table:table-cell table:number-columns-repeated="16381"/>
        </table:table-row>
        <table:table-row table:style-name="ro1">
          <table:table-cell office:value-type="float" office:value="21.9" table:style-name="ce2">
            <text:p>2.19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26.63038921499697" table:style-name="ce2">
            <text:p>-7.27E+02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.20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29.49650111777805" table:style-name="ce2">
            <text:p>-7.29E+02</text:p>
          </table:table-cell>
          <table:table-cell table:number-columns-repeated="16381"/>
        </table:table-row>
        <table:table-row table:style-name="ro1">
          <table:table-cell office:value-type="float" office:value="22.1" table:style-name="ce2">
            <text:p>2.21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32.35796384421803" table:style-name="ce2">
            <text:p>-7.32E+02</text:p>
          </table:table-cell>
          <table:table-cell table:number-columns-repeated="16381"/>
        </table:table-row>
        <table:table-row table:style-name="ro1">
          <table:table-cell office:value-type="float" office:value="22.2" table:style-name="ce2">
            <text:p>2.22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35.21478493573704" table:style-name="ce2">
            <text:p>-7.35E+02</text:p>
          </table:table-cell>
          <table:table-cell table:number-columns-repeated="16381"/>
        </table:table-row>
        <table:table-row table:style-name="ro1">
          <table:table-cell office:value-type="float" office:value="22.3" table:style-name="ce2">
            <text:p>2.23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38.06697192152001" table:style-name="ce2">
            <text:p>-7.38E+02</text:p>
          </table:table-cell>
          <table:table-cell table:number-columns-repeated="16381"/>
        </table:table-row>
        <table:table-row table:style-name="ro1">
          <table:table-cell office:value-type="float" office:value="22.4" table:style-name="ce2">
            <text:p>2.24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40.91453231853905" table:style-name="ce2">
            <text:p>-7.41E+02</text:p>
          </table:table-cell>
          <table:table-cell table:number-columns-repeated="16381"/>
        </table:table-row>
        <table:table-row table:style-name="ro1">
          <table:table-cell office:value-type="float" office:value="22.5" table:style-name="ce2">
            <text:p>2.25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43.75747363157404" table:style-name="ce2">
            <text:p>-7.44E+02</text:p>
          </table:table-cell>
          <table:table-cell table:number-columns-repeated="16381"/>
        </table:table-row>
        <table:table-row table:style-name="ro1">
          <table:table-cell office:value-type="float" office:value="22.6" table:style-name="ce2">
            <text:p>2.26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46.59580335323301" table:style-name="ce2">
            <text:p>-7.47E+02</text:p>
          </table:table-cell>
          <table:table-cell table:number-columns-repeated="16381"/>
        </table:table-row>
        <table:table-row table:style-name="ro1">
          <table:table-cell office:value-type="float" office:value="22.7" table:style-name="ce2">
            <text:p>2.27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49.42952896396901" table:style-name="ce2">
            <text:p>-7.49E+02</text:p>
          </table:table-cell>
          <table:table-cell table:number-columns-repeated="16381"/>
        </table:table-row>
        <table:table-row table:style-name="ro1">
          <table:table-cell office:value-type="float" office:value="22.8" table:style-name="ce2">
            <text:p>2.28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52.25865793209903" table:style-name="ce2">
            <text:p>-7.52E+02</text:p>
          </table:table-cell>
          <table:table-cell table:number-columns-repeated="16381"/>
        </table:table-row>
        <table:table-row table:style-name="ro1">
          <table:table-cell office:value-type="float" office:value="22.9" table:style-name="ce2">
            <text:p>2.29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55.08319771383105" table:style-name="ce2">
            <text:p>-7.55E+02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.30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57.903155753276" table:style-name="ce2">
            <text:p>-7.58E+02</text:p>
          </table:table-cell>
          <table:table-cell table:number-columns-repeated="16381"/>
        </table:table-row>
        <table:table-row table:style-name="ro1">
          <table:table-cell office:value-type="float" office:value="23.1" table:style-name="ce2">
            <text:p>2.31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60.71853948246905" table:style-name="ce2">
            <text:p>-7.61E+02</text:p>
          </table:table-cell>
          <table:table-cell table:number-columns-repeated="16381"/>
        </table:table-row>
        <table:table-row table:style-name="ro1">
          <table:table-cell office:value-type="float" office:value="23.2" table:style-name="ce2">
            <text:p>2.32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63.52935632139202" table:style-name="ce2">
            <text:p>-7.64E+02</text:p>
          </table:table-cell>
          <table:table-cell table:number-columns-repeated="16381"/>
        </table:table-row>
        <table:table-row table:style-name="ro1">
          <table:table-cell office:value-type="float" office:value="23.3" table:style-name="ce2">
            <text:p>2.33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66.33561367798995" table:style-name="ce2">
            <text:p>-7.66E+02</text:p>
          </table:table-cell>
          <table:table-cell table:number-columns-repeated="16381"/>
        </table:table-row>
        <table:table-row table:style-name="ro1">
          <table:table-cell office:value-type="float" office:value="23.4" table:style-name="ce2">
            <text:p>2.34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69.13731894819205" table:style-name="ce2">
            <text:p>-7.69E+02</text:p>
          </table:table-cell>
          <table:table-cell table:number-columns-repeated="16381"/>
        </table:table-row>
        <table:table-row table:style-name="ro1">
          <table:table-cell office:value-type="float" office:value="23.5" table:style-name="ce2">
            <text:p>2.35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71.93447951593203" table:style-name="ce2">
            <text:p>-7.72E+02</text:p>
          </table:table-cell>
          <table:table-cell table:number-columns-repeated="16381"/>
        </table:table-row>
        <table:table-row table:style-name="ro1">
          <table:table-cell office:value-type="float" office:value="23.6" table:style-name="ce2">
            <text:p>2.36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74.72710275316501" table:style-name="ce2">
            <text:p>-7.75E+02</text:p>
          </table:table-cell>
          <table:table-cell table:number-columns-repeated="16381"/>
        </table:table-row>
        <table:table-row table:style-name="ro1">
          <table:table-cell office:value-type="float" office:value="23.7" table:style-name="ce2">
            <text:p>2.37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77.515196019889" table:style-name="ce2">
            <text:p>-7.78E+02</text:p>
          </table:table-cell>
          <table:table-cell table:number-columns-repeated="16381"/>
        </table:table-row>
        <table:table-row table:style-name="ro1">
          <table:table-cell office:value-type="float" office:value="23.8" table:style-name="ce2">
            <text:p>2.38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80.29876666416305" table:style-name="ce2">
            <text:p>-7.80E+02</text:p>
          </table:table-cell>
          <table:table-cell table:number-columns-repeated="16381"/>
        </table:table-row>
        <table:table-row table:style-name="ro1">
          <table:table-cell office:value-type="float" office:value="23.9" table:style-name="ce2">
            <text:p>2.39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83.07782202212798" table:style-name="ce2">
            <text:p>-7.83E+02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.40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85.85236941802305" table:style-name="ce2">
            <text:p>-7.86E+02</text:p>
          </table:table-cell>
          <table:table-cell table:number-columns-repeated="16381"/>
        </table:table-row>
        <table:table-row table:style-name="ro1">
          <table:table-cell office:value-type="float" office:value="24.1" table:style-name="ce2">
            <text:p>2.41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88.62241616421102" table:style-name="ce2">
            <text:p>-7.89E+02</text:p>
          </table:table-cell>
          <table:table-cell table:number-columns-repeated="16381"/>
        </table:table-row>
        <table:table-row table:style-name="ro1">
          <table:table-cell office:value-type="float" office:value="24.2" table:style-name="ce2">
            <text:p>2.42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91.38796956119097" table:style-name="ce2">
            <text:p>-7.91E+02</text:p>
          </table:table-cell>
          <table:table-cell table:number-columns-repeated="16381"/>
        </table:table-row>
        <table:table-row table:style-name="ro1">
          <table:table-cell office:value-type="float" office:value="24.3" table:style-name="ce2">
            <text:p>2.43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94.149036897619" table:style-name="ce2">
            <text:p>-7.94E+02</text:p>
          </table:table-cell>
          <table:table-cell table:number-columns-repeated="16381"/>
        </table:table-row>
        <table:table-row table:style-name="ro1">
          <table:table-cell office:value-type="float" office:value="24.4" table:style-name="ce2">
            <text:p>2.44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96.90562545033094" table:style-name="ce2">
            <text:p>-7.97E+02</text:p>
          </table:table-cell>
          <table:table-cell table:number-columns-repeated="16381"/>
        </table:table-row>
        <table:table-row table:style-name="ro1">
          <table:table-cell office:value-type="float" office:value="24.5" table:style-name="ce2">
            <text:p>2.45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799.65774248435798" table:style-name="ce2">
            <text:p>-8.00E+02</text:p>
          </table:table-cell>
          <table:table-cell table:number-columns-repeated="16381"/>
        </table:table-row>
        <table:table-row table:style-name="ro1">
          <table:table-cell office:value-type="float" office:value="24.6" table:style-name="ce2">
            <text:p>2.46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802.40539525294798" table:style-name="ce2">
            <text:p>-8.02E+02</text:p>
          </table:table-cell>
          <table:table-cell table:number-columns-repeated="16381"/>
        </table:table-row>
        <table:table-row table:style-name="ro1">
          <table:table-cell office:value-type="float" office:value="24.7" table:style-name="ce2">
            <text:p>2.47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805.14859099758201" table:style-name="ce2">
            <text:p>-8.05E+02</text:p>
          </table:table-cell>
          <table:table-cell table:number-columns-repeated="16381"/>
        </table:table-row>
        <table:table-row table:style-name="ro1">
          <table:table-cell office:value-type="float" office:value="24.8" table:style-name="ce2">
            <text:p>2.48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807.887336947996" table:style-name="ce2">
            <text:p>-8.08E+02</text:p>
          </table:table-cell>
          <table:table-cell table:number-columns-repeated="16381"/>
        </table:table-row>
        <table:table-row table:style-name="ro1">
          <table:table-cell office:value-type="float" office:value="24.9" table:style-name="ce2">
            <text:p>2.49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810.621640322198" table:style-name="ce2">
            <text:p>-8.11E+02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.50E+01</text:p>
          </table:table-cell>
          <table:table-cell office:value-type="float" office:value="-39.74" table:style-name="ce2">
            <text:p>-3.97E+01</text:p>
          </table:table-cell>
          <table:table-cell office:value-type="float" office:value="-813.35150832649094" table:style-name="ce2">
            <text:p>-8.13E+02</text:p>
          </table:table-cell>
          <table:table-cell table:number-columns-repeated="16381"/>
        </table:table-row>
        <table:table-row table:number-rows-repeated="10483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user</meta:initial-creator>
    <dc:creator>user</dc:creator>
    <meta:creation-date>2023-03-13T17:58:44Z</meta:creation-date>
    <dc:date>2023-03-13T17:59:55Z</dc:date>
  </office:meta>
</office:document-meta>
</file>